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P2" style:family="paragraph" style:parent-style-name="Standard">
      <style:paragraph-properties fo:margin-top="0cm" fo:margin-bottom="0cm" style:contextual-spacing="false"/>
      <style:text-properties style:font-name="Nimbus Sans L" fo:font-size="12pt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Nimbus Sans L" fo:font-size="12pt" officeooo:rsid="002c9a7c" officeooo:paragraph-rsid="002c9a7c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false"/>
      <style:text-properties style:font-name="Nimbus Sans L" fo:font-size="12pt" officeooo:paragraph-rsid="00552594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/>
      <style:text-properties style:font-name="Nimbus Sans L" fo:font-size="12pt" fo:font-weight="bold" officeooo:rsid="00428f11" officeooo:paragraph-rsid="0048bc5f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top="0cm" fo:margin-bottom="0cm" style:contextual-spacing="false"/>
      <style:text-properties style:font-name="Nimbus Sans L" fo:font-size="12pt" style:text-underline-style="none" fo:font-weight="normal" officeooo:rsid="00428f11" officeooo:paragraph-rsid="004e2ab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/>
      <style:text-properties style:font-name="Nimbus Sans L" fo:font-size="12pt" style:text-underline-style="none" fo:font-weight="normal" officeooo:rsid="00428f11" officeooo:paragraph-rsid="004e6ff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/>
      <style:text-properties style:font-name="Nimbus Sans L" fo:font-size="12pt" fo:font-weight="normal" officeooo:rsid="004e2ab6" officeooo:paragraph-rsid="00552594" style:font-size-asian="12pt" style:font-weight-asian="normal" style:font-size-complex="12pt" style:font-weight-complex="normal"/>
    </style:style>
    <style:style style:name="P9" style:family="paragraph" style:parent-style-name="Heading_20_2">
      <style:paragraph-properties fo:margin-top="0cm" fo:margin-bottom="0cm" style:contextual-spacing="false"/>
      <style:text-properties style:font-name="Nimbus Sans L" fo:font-size="12pt" style:text-underline-style="none" fo:font-weight="normal" officeooo:rsid="00428f11" officeooo:paragraph-rsid="004e2ab6" style:font-size-asian="12pt" style:font-weight-asian="normal" style:font-size-complex="12pt" style:font-weight-complex="normal"/>
    </style:style>
    <style:style style:name="P10" style:family="paragraph" style:parent-style-name="Heading_20_2">
      <style:paragraph-properties fo:margin-top="0cm" fo:margin-bottom="0cm" style:contextual-spacing="false"/>
      <style:text-properties style:font-name="Nimbus Sans L" fo:font-size="12pt" style:text-underline-style="none" fo:font-weight="normal" officeooo:rsid="004731f1" officeooo:paragraph-rsid="004e2ab6" style:font-size-asian="12pt" style:font-weight-asian="normal" style:font-size-complex="12pt" style:font-weight-complex="normal"/>
    </style:style>
    <style:style style:name="P11" style:family="paragraph" style:parent-style-name="Heading_20_2">
      <style:paragraph-properties fo:margin-top="0cm" fo:margin-bottom="0cm" style:contextual-spacing="false"/>
      <style:text-properties style:font-name="Nimbus Sans L" fo:font-size="12pt" fo:font-weight="normal" officeooo:rsid="0046c3b3" officeooo:paragraph-rsid="0048bc5f" style:font-size-asian="12pt" style:font-weight-asian="normal" style:font-size-complex="12pt" style:font-weight-complex="normal"/>
    </style:style>
    <style:style style:name="P12" style:family="paragraph" style:parent-style-name="Heading_20_2">
      <style:paragraph-properties fo:margin-top="0cm" fo:margin-bottom="0cm" style:contextual-spacing="false"/>
      <style:text-properties style:font-name="Nimbus Sans L" officeooo:paragraph-rsid="00428f11"/>
    </style:style>
    <style:style style:name="P13" style:family="paragraph" style:parent-style-name="Heading_20_2" style:master-page-name="Standard">
      <style:paragraph-properties fo:margin-top="0cm" fo:margin-bottom="0cm" style:contextual-spacing="false" fo:text-align="center" style:justify-single-word="false" style:page-number="1"/>
      <style:text-properties style:font-name="Nimbus Sans L" fo:font-size="18pt" fo:font-weight="bold" officeooo:rsid="00420d06" officeooo:paragraph-rsid="00420d06" style:font-size-asian="18pt" style:font-weight-asian="bold" style:font-size-complex="18pt" style:font-weight-complex="bold"/>
    </style:style>
    <style:style style:name="P14" style:family="paragraph" style:parent-style-name="Standard" style:list-style-name="L1">
      <style:paragraph-properties fo:margin-top="0cm" fo:margin-bottom="0cm" style:contextual-spacing="false"/>
      <style:text-properties officeooo:rsid="00428f11" officeooo:paragraph-rsid="004731f1"/>
    </style:style>
    <style:style style:name="P15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officeooo:rsid="004731f1" officeooo:paragraph-rsid="004731f1" style:font-size-asian="12pt" style:font-size-complex="12pt"/>
    </style:style>
    <style:style style:name="P16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officeooo:rsid="004731f1" officeooo:paragraph-rsid="00610df9" style:font-size-asian="12pt" style:font-size-complex="12pt"/>
    </style:style>
    <style:style style:name="P17" style:family="paragraph" style:parent-style-name="Standard" style:list-style-name="L1">
      <style:paragraph-properties fo:margin-top="0cm" fo:margin-bottom="0cm" style:contextual-spacing="false"/>
      <style:text-properties style:font-name="Nimbus Sans L" fo:font-size="12pt" officeooo:rsid="00610df9" officeooo:paragraph-rsid="00610df9" style:font-size-asian="12pt" style:font-size-complex="12pt"/>
    </style:style>
    <style:style style:name="P18" style:family="paragraph" style:parent-style-name="Standard" style:list-style-name="L1">
      <style:paragraph-properties fo:margin-top="0cm" fo:margin-bottom="0cm" style:contextual-spacing="false"/>
      <style:text-properties officeooo:rsid="004731f1" officeooo:paragraph-rsid="0048bc5f"/>
    </style:style>
    <style:style style:name="P19" style:family="paragraph" style:parent-style-name="Standard" style:list-style-name="L1">
      <style:paragraph-properties fo:margin-top="0cm" fo:margin-bottom="0cm" style:contextual-spacing="false"/>
      <style:text-properties officeooo:rsid="004731f1" officeooo:paragraph-rsid="004b5f26"/>
    </style:style>
    <style:style style:name="T1" style:family="text">
      <style:text-properties officeooo:rsid="004c9461"/>
    </style:style>
    <style:style style:name="T2" style:family="text">
      <style:text-properties officeooo:rsid="001f20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b24f5" style:font-weight-asian="bold" style:font-weight-complex="bold"/>
    </style:style>
    <style:style style:name="T5" style:family="text">
      <style:text-properties fo:font-weight="normal" officeooo:rsid="00420d06" style:font-weight-asian="normal" style:font-weight-complex="normal"/>
    </style:style>
    <style:style style:name="T6" style:family="text">
      <style:text-properties style:font-name="Nimbus Sans L" fo:font-size="12pt" fo:font-weight="bold" officeooo:rsid="0048bc5f" style:font-size-asian="12pt" style:font-weight-asian="bold" style:font-size-complex="12pt" style:font-weight-complex="bold"/>
    </style:style>
    <style:style style:name="T7" style:family="text">
      <style:text-properties style:font-name="Nimbus Sans L" fo:font-size="12pt" fo:font-weight="bold" officeooo:rsid="005e0755" style:font-size-asian="12pt" style:font-weight-asian="bold" style:font-size-complex="12pt" style:font-weight-complex="bold"/>
    </style:style>
    <style:style style:name="T8" style:family="text">
      <style:text-properties style:font-name="Nimbus Sans L" fo:font-size="12pt" style:font-size-asian="12pt" style:font-size-complex="12pt"/>
    </style:style>
    <style:style style:name="T9" style:family="text">
      <style:text-properties style:font-name="Nimbus Sans L" fo:font-size="12pt" officeooo:rsid="0048bc5f" style:font-size-asian="12pt" style:font-size-complex="12pt"/>
    </style:style>
    <style:style style:name="T10" style:family="text">
      <style:text-properties style:font-name="Nimbus Sans L" fo:font-size="12pt" officeooo:rsid="004b5f26" style:font-size-asian="12pt" style:font-size-complex="12pt"/>
    </style:style>
    <style:style style:name="T11" style:family="text">
      <style:text-properties style:font-name="Nimbus Sans L" fo:font-size="12pt" fo:font-weight="normal" officeooo:rsid="004507df" style:font-size-asian="12pt" style:font-weight-asian="normal" style:font-size-complex="12pt" style:font-weight-complex="normal"/>
    </style:style>
    <style:style style:name="T12" style:family="text">
      <style:text-properties style:font-name="Nimbus Sans L" fo:font-size="12pt" fo:font-weight="normal" officeooo:rsid="0034c36d" style:font-size-asian="12pt" style:font-weight-asian="normal" style:font-size-complex="12pt" style:font-weight-complex="normal"/>
    </style:style>
    <style:style style:name="T13" style:family="text">
      <style:text-properties officeooo:rsid="004731f1"/>
    </style:style>
    <style:style style:name="T14" style:family="text">
      <style:text-properties style:text-underline-style="solid" style:text-underline-width="auto" style:text-underline-color="font-color" fo:font-weight="bold" officeooo:rsid="00428f11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4e2ab6" style:font-weight-asian="bold" style:font-weight-complex="bold"/>
    </style:style>
    <style:style style:name="T16" style:family="text">
      <style:text-properties officeooo:rsid="004e6ffb"/>
    </style:style>
    <style:style style:name="T17" style:family="text">
      <style:text-properties style:text-position="0% 100%" fo:font-weight="bold" officeooo:rsid="00a65559" style:font-weight-asian="bold" style:font-weight-complex="bold"/>
    </style:style>
    <style:style style:name="T18" style:family="text">
      <style:text-properties style:text-position="0% 100%" fo:font-weight="normal" officeooo:rsid="00a65559" style:font-weight-asian="normal" style:font-weight-complex="normal"/>
    </style:style>
    <style:style style:name="T19" style:family="text">
      <style:text-properties officeooo:rsid="00610df9"/>
    </style:style>
    <style:style style:name="T20" style:family="text">
      <style:text-properties officeooo:rsid="00616139"/>
    </style:style>
    <style:style style:name="T21" style:family="text">
      <style:text-properties officeooo:rsid="00631e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title>Minyon Falls Loop - Hike - V1.1</text:title></text:p>
      <text:p text:style-name="P3">Phil Shepherd – <text:span text:style-name="T21">Jul 2019</text:span></text:p>
      <text:p text:style-name="P2"/>
      <text:p text:style-name="P4"><text:span text:style-name="T4">MAP:<text:tab/><text:tab/><text:tab/></text:span><text:span text:style-name="T5">Huonbrook 9540-1N</text:span><text:line-break/><text:span text:style-name="T17">Grid Ref Zone:<text:tab/></text:span><text:span text:style-name="T18">MGRS </text:span><text:span text:style-name="T2">56JNP.</text:span></text:p>
      <text:p text:style-name="P8"/>
      <text:p text:style-name="P12"><text:span text:style-name="T15">Hike - </text:span><text:span text:style-name="T14">Minyon Falls Loop</text:span></text:p>
      <text:p text:style-name="P9"/>
      <text:p text:style-name="P10"><text:span text:style-name="T3">6.5Km</text:span>, around 330m descent/ascent</text:p>
      <text:p text:style-name="P6"/>
      <text:p text:style-name="P7"><text:span text:style-name="T16">A </text:span>popular well maintained hike.<text:line-break/><text:span text:style-name="T13">Care needs to be taken at the top of the falls.</text:span></text:p>
      <text:p text:style-name="P7"/>
      <text:list xml:id="list3873942520" text:style-name="L1">
        <text:list-item>
          <text:p text:style-name="P14"><text:span text:style-name="T8">Start at the </text:span><text:span text:style-name="T12">Minyon Falls </text:span><text:span text:style-name="T11">L</text:span><text:span text:style-name="T12">ookout </text:span><text:span text:style-name="T8">parking area (3812 3497).</text:span></text:p>
        </text:list-item>
        <text:list-item>
          <text:p text:style-name="P15">Follow the track that heads South down the West side of the valley headed by Minyon Falls.</text:p>
        </text:list-item>
        <text:list-item>
          <text:p text:style-name="P15">After about 1.5Km there is a junction (3795 3366). <text:s/>The right hand fork can be followed as a short detour to view <text:s/>Condong Falls (3774 3353)</text:p>
        </text:list-item>
        <text:list-item>
          <text:p text:style-name="P15">Take the left hand fork, and head steeply downhill.</text:p>
        </text:list-item>
        <text:list-item>
          <text:p text:style-name="P16">After about 2Km, <text:span text:style-name="T19">just before you arrive at the creek there is a junction (3825 3474). <text:s/>Take the right hand fork, it leads to an easier creek crossing than the left hand fork.</text:span></text:p>
        </text:list-item>
        <text:list-item>
          <text:p text:style-name="P16"><text:span text:style-name="T19">Cross the creek, to the major junction (</text:span>382<text:span text:style-name="T19">7</text:span> 3477<text:span text:style-name="T19">), which is marked by posts and small red triangles. <text:s/>Take the left hand fork towards the base of Minyon Falls.</text:span></text:p>
        </text:list-item>
        <text:list-item>
          <text:p text:style-name="P17">Some tricky scrambling, and route finding, is marked by red triangles. <text:s/>It’s easy to take the wrong path, so keep a sharp look out for the next red triangle.</text:p>
        </text:list-item>
        <text:list-item>
          <text:p text:style-name="P15"><text:span text:style-name="T19">Finally </text:span>arrive at the base of Minyon Falls (3817 3482).</text:p>
        </text:list-item>
        <text:list-item>
          <text:p text:style-name="P17">Having enjoyed the view, back track to the major junction (<text:span text:style-name="T13">382</text:span>7<text:span text:style-name="T13"> 3477</text:span>)</text:p>
        </text:list-item>
        <text:list-item>
          <text:p text:style-name="P15"><text:span text:style-name="T20">Follow the obvious track </text:span>South East up the eastern flank <text:span text:style-name="T20">of</text:span> the valley.</text:p>
        </text:list-item>
        <text:list-item>
          <text:p text:style-name="P18"><text:span text:style-name="T8">After about 1.5Km arrive at Minyon </text:span><text:span text:style-name="T9">Grass Road</text:span><text:span text:style-name="T8"> </text:span><text:span text:style-name="T9">(3893 3412)</text:span><text:span text:style-name="T8">. <text:s/></text:span><text:span text:style-name="T9">A dirt road with parking </text:span><text:span text:style-name="T6">(A car shuttle could be used </text:span><text:span text:style-name="T7">from here </text:span><text:span text:style-name="T6">to shorten the walk).</text:span></text:p>
        </text:list-item>
        <text:list-item>
          <text:p text:style-name="P19"><text:span text:style-name="T9">Head North up the “</text:span><text:span text:style-name="T10">Minyon Grass Road” and then Minyon Falls Road. I</text:span><text:span text:style-name="T9">t is about 1Km to the Minyon Falls Lookout parking area.</text:span></text:p>
        </text:list-item>
      </text:list>
      <text:p text:style-name="P5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Lohit Devanagari1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size="11pt" fo:language="en" fo:country="AU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8.837cm" style:type="center"/>
          <style:tab-stop style:position="19.394cm" style:type="right"/>
          <style:tab-stop style:position="19.5cm"/>
        </style:tab-stops>
      </style:paragraph-properties>
      <style:text-properties officeooo:paragraph-rsid="005b5ca7"/>
    </style:style>
    <style:style style:name="MT1" style:family="text">
      <style:text-properties officeooo:rsid="004c9461"/>
    </style:style>
    <style:page-layout style:name="Mpm1">
      <style:page-layout-properties fo:page-width="21.59cm" fo:page-height="27.94cm" style:num-format="1" style:print-orientation="portrait" fo:margin-top="1cm" fo:margin-bottom="1cm" fo:margin-left="1cm" fo:margin-right="1cm" fo:background-color="#ffffff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itle>Minyon Falls Loop - Hike - V1.1</text:title><text:tab/><text:span text:style-name="MT1">Page </text:span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date>2022-07-02T14:17:52.178031781</dc:date>
    <meta:editing-duration>PT3H16M19S</meta:editing-duration>
    <meta:editing-cycles>54</meta:editing-cycles>
    <dc:title>Minyon Falls Loop - Hike - V1.1</dc:title>
    <meta:document-statistic meta:table-count="0" meta:image-count="0" meta:object-count="0" meta:page-count="1" meta:paragraph-count="19" meta:word-count="304" meta:character-count="1593" meta:non-whitespace-character-count="1310"/>
  </office:meta>
</office:document-meta>
</file>